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8b97"/>
    </style:style>
    <style:style style:name="P2" style:family="paragraph" style:parent-style-name="Text_20_body">
      <style:paragraph-properties fo:margin-top="0in" fo:margin-bottom="0in" loext:contextual-spacing="false"/>
      <style:text-properties officeooo:rsid="001e6183" officeooo:paragraph-rsid="001e6183"/>
    </style:style>
    <style:style style:name="P3" style:family="paragraph" style:parent-style-name="Text_20_body">
      <style:paragraph-properties fo:margin-top="0in" fo:margin-bottom="0in" loext:contextual-spacing="false"/>
      <style:text-properties officeooo:rsid="0023d26a" officeooo:paragraph-rsid="0023d26a"/>
    </style:style>
    <style:style style:name="P4" style:family="paragraph" style:parent-style-name="Title">
      <style:text-properties officeooo:rsid="001e6183" officeooo:paragraph-rsid="001e6183"/>
    </style:style>
    <style:style style:name="P5" style:family="paragraph" style:parent-style-name="Heading_20_1">
      <style:text-properties officeooo:rsid="001e8b97" officeooo:paragraph-rsid="001e8b97"/>
    </style:style>
    <style:style style:name="P6" style:family="paragraph" style:parent-style-name="Heading_20_1">
      <style:text-properties officeooo:rsid="0023d26a" officeooo:paragraph-rsid="0023d26a"/>
    </style:style>
    <style:style style:name="T1" style:family="text">
      <style:text-properties officeooo:rsid="001e8b97"/>
    </style:style>
    <style:style style:name="T2" style:family="text">
      <style:text-properties officeooo:rsid="00240e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eocore wireless mesh network </text:p>
      <text:h text:style-name="Heading_20_1" text:outline-level="1">Состав сети</text:h>
      <text:p text:style-name="P2">Сеть состоит из точки доступа(access point, AP) и узлов сети(wireless mesh network unit, WMNU). Точка доступа имеет постоянный источник питания и являеться посредником, между беспроводной сетью и сеть ethernet. Узлы сети используют батарейный источник питания. Каждый узел сети производит сбор информации, передачу данных и маршрутизацию пакетов между соседними узлами.</text:p>
      <text:h text:style-name="P5" text:outline-level="1">Принципы работы беспроводной сети</text:h>
      <text:p text:style-name="P1"><text:span text:style-name="T1">Сеть построена с применением технологии FDMA(</text:span>Frequency Division Multiple Access<text:span text:style-name="T1">) и TDMA(Time</text:span> Division Multiple Access<text:span text:style-name="T1">). Такой подход поддерживает низкую интерференцию сигналов между участниками сети и дает возможность узлам сети работать со скважность менее 1%. Передача и прием данных начинаеться в строго определенный временной интервал(Time Slot) и частотный канал. Сеть использует пакеты данных трех различных типов: broadcast, unicast, ack. Сеть не использует протокол запроса/подтверждения начала передачи (RTS, CTS), так как это увеличивает скважность работы узлов. Передача каждого пакета начинаеться после контроля доступности канала (CCA).</text:span></text:p>
      <text:h text:style-name="P6" text:outline-level="1">Шифрование и защита данных</text:h>
      <text:p text:style-name="P3">Типы пакетов broadcast, unicast используют шифрование AES-128 <text:s/><text:span text:style-name="T2">с счетчиком циклов. Ключи сети устанавливаються при производстве узлов и в дальнейшем не изменяются.</text:span></text:p>
      <text:p text:style-name="P1"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6:58:01.997195031</meta:creation-date>
    <meta:generator>LibreOffice/6.0.7.3$Linux_X86_64 LibreOffice_project/00m0$Build-3</meta:generator>
    <dc:date>2019-08-20T17:47:20.178610622</dc:date>
    <meta:editing-duration>PT39M3S</meta:editing-duration>
    <meta:editing-cycles>12</meta:editing-cycles>
    <meta:document-statistic meta:table-count="0" meta:image-count="0" meta:object-count="0" meta:page-count="1" meta:paragraph-count="8" meta:word-count="166" meta:character-count="1282" meta:non-whitespace-character-count="1120"/>
  </office:meta>
</office:document-meta>
</file>